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ff66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ccff66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ccff66" style:vertical-align="top"/>
    </style:style>
    <style:style style:name="ce42" style:family="table-cell" style:parent-style-name="Default">
      <style:table-cell-properties fo:background-color="transparent" style:vertical-align="top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</style:style>
    <style:style style:name="ce50" style:family="table-cell" style:parent-style-name="Default" style:data-style-name="N115">
      <style:table-cell-properties style:vertical-align="top"/>
    </style:style>
    <style:style style:name="ce54" style:family="table-cell" style:parent-style-name="Default">
      <style:table-cell-properties fo:background-color="#ccff66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cc00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50"/>
        <table:table-column table:style-name="co6" table:default-cell-style-name="ce8"/>
        <table:table-column table:style-name="co1" table:number-columns-repeated="101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nl. / Week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number-columns-repeated="3" table:style-name="ce11" office:value-type="string" calcext:value-type="string">
            <text:p>x64</text:p>
          </table:table-cell>
          <table:table-cell table:number-columns-repeated="3" table:style-name="ce11" office:value-type="string" calcext:value-type="string">
            <text:p>x86</text:p>
          </table:table-cell>
          <table:table-cell table:style-name="ce11"/>
          <table:table-cell table:style-name="ce46"/>
          <table:table-cell table:style-name="ce7"/>
          <table:table-cell table:style-name="ce6" table:number-columns-repeated="1011"/>
          <table:table-cell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7"/>
          <table:table-cell table:style-name="ce47"/>
          <table:table-cell table:style-name="ce54" office:value-type="string" calcext:value-type="string">
            <text:p>Completely updated on 2019-10-04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9-10-04" calcext:value-type="date">
            <text:p>2019-10-04</text:p>
          </table:table-cell>
          <table:table-cell table:style-name="ce7"/>
          <table:table-cell table:style-name="ce7" office:value-type="string" calcext:value-type="string">
            <text:p>2.1.0</text:p>
          </table:table-cell>
          <table:table-cell table:style-name="ce28" table:number-columns-repeated="6"/>
          <table:table-cell table:style-name="ce12"/>
          <table:table-cell table:style-name="ce47"/>
          <table:table-cell table:style-name="ce59"/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4-13" calcext:value-type="date">
            <text:p>2018-04-13</text:p>
          </table:table-cell>
          <table:table-cell table:style-name="ce7" office:value-type="string" calcext:value-type="string">
            <text:p>Final</text:p>
          </table:table-cell>
          <table:table-cell table:style-name="ce7" office:value-type="string" calcext:value-type="string">
            <text:p>2.0.0</text:p>
          </table:table-cell>
          <table:table-cell table:style-name="ce29" table:formula="of:=39995+0" office:value-type="float" office:value="39995" calcext:value-type="float">
            <text:p>39995</text:p>
          </table:table-cell>
          <table:table-cell table:style-name="ce29" table:formula="of:=501+0" office:value-type="float" office:value="501" calcext:value-type="float">
            <text:p>501</text:p>
          </table:table-cell>
          <table:table-cell table:style-name="ce29" table:formula="of:=597+0" office:value-type="float" office:value="597" calcext:value-type="float">
            <text:p>597</text:p>
          </table:table-cell>
          <table:table-cell table:style-name="ce29" table:formula="of:=1773+0" office:value-type="float" office:value="1773" calcext:value-type="float">
            <text:p>1773</text:p>
          </table:table-cell>
          <table:table-cell table:style-name="ce29" table:formula="of:=359+0" office:value-type="float" office:value="359" calcext:value-type="float">
            <text:p>359</text:p>
          </table:table-cell>
          <table:table-cell table:style-name="ce29" table:formula="of:=493+0" office:value-type="float" office:value="493" calcext:value-type="float">
            <text:p>493</text:p>
          </table:table-cell>
          <table:table-cell table:style-name="ce17" table:formula="of:=SUM([.D5:.I5])" office:value-type="float" office:value="43718" calcext:value-type="float">
            <text:p>43718</text:p>
          </table:table-cell>
          <table:table-cell table:style-name="ce47" table:formula="of:=IF((([.A4]-[.A5])/7)&gt;=1;[.J5]/(([.A4]-[.A5])/7);[.J5])" office:value-type="float" office:value="567.766233766234" calcext:value-type="float">
            <text:p>567.8</text:p>
          </table:table-cell>
          <table:table-cell table:style-name="ce54" office:value-type="string" calcext:value-type="string">
            <text:p>Reset on 2019-10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1.99.90</text:p>
          </table:table-cell>
          <table:table-cell table:style-name="ce29" table:formula="of:=4943+14" office:value-type="float" office:value="4957" calcext:value-type="float">
            <text:p>4957</text:p>
          </table:table-cell>
          <table:table-cell table:style-name="ce29" table:formula="of:=75+2" office:value-type="float" office:value="77" calcext:value-type="float">
            <text:p>77</text:p>
          </table:table-cell>
          <table:table-cell table:style-name="ce29" table:formula="of:=98+5" office:value-type="float" office:value="103" calcext:value-type="float">
            <text:p>103</text:p>
          </table:table-cell>
          <table:table-cell table:style-name="ce29" table:formula="of:=346+7" office:value-type="float" office:value="353" calcext:value-type="float">
            <text:p>353</text:p>
          </table:table-cell>
          <table:table-cell table:style-name="ce29" table:formula="of:=73+2" office:value-type="float" office:value="75" calcext:value-type="float">
            <text:p>75</text:p>
          </table:table-cell>
          <table:table-cell table:style-name="ce29" table:formula="of:=74+6" office:value-type="float" office:value="80" calcext:value-type="float">
            <text:p>80</text:p>
          </table:table-cell>
          <table:table-cell table:style-name="ce17" table:formula="of:=SUM([.D6:.I6])" office:value-type="float" office:value="5645" calcext:value-type="float">
            <text:p>5645</text:p>
          </table:table-cell>
          <table:table-cell table:style-name="ce47" table:formula="of:=IF((([.A5]-[.A6])/7)&gt;=1;[.J6]/(([.A5]-[.A6])/7);[.J6])" office:value-type="float" office:value="434.230769230769" calcext:value-type="float">
            <text:p>434.2</text:p>
          </table:table-cell>
          <table:table-cell table:style-name="ce54" office:value-type="string" calcext:value-type="string">
            <text:p>Reset on 2018-04-13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29" table:formula="of:=4167+6" office:value-type="float" office:value="4173" calcext:value-type="float">
            <text:p>4173</text:p>
          </table:table-cell>
          <table:table-cell table:style-name="ce29" table:formula="of:=52+1" office:value-type="float" office:value="53" calcext:value-type="float">
            <text:p>53</text:p>
          </table:table-cell>
          <table:table-cell table:style-name="ce29" table:formula="of:=38+2" office:value-type="float" office:value="40" calcext:value-type="float">
            <text:p>40</text:p>
          </table:table-cell>
          <table:table-cell table:style-name="ce29" table:formula="of:=308+11" office:value-type="float" office:value="319" calcext:value-type="float">
            <text:p>319</text:p>
          </table:table-cell>
          <table:table-cell table:style-name="ce29" table:formula="of:=61+2" office:value-type="float" office:value="63" calcext:value-type="float">
            <text:p>63</text:p>
          </table:table-cell>
          <table:table-cell table:style-name="ce29" table:formula="of:=55+2" office:value-type="float" office:value="57" calcext:value-type="float">
            <text:p>57</text:p>
          </table:table-cell>
          <table:table-cell table:style-name="ce17" table:formula="of:=SUM([.D7:.I7])" office:value-type="float" office:value="4705" calcext:value-type="float">
            <text:p>4705</text:p>
          </table:table-cell>
          <table:table-cell table:style-name="ce47" table:formula="of:=IF((([.A6]-[.A7])/7)&gt;=1;[.J7]/(([.A6]-[.A7])/7);[.J7])" office:value-type="float" office:value="370.056179775281" calcext:value-type="float">
            <text:p>370.1</text:p>
          </table:table-cell>
          <table:table-cell table:style-name="ce54" office:value-type="string" calcext:value-type="string">
            <text:p>Reset on 2018-01-12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29" table:formula="of:=4253+14" office:value-type="float" office:value="4267" calcext:value-type="float">
            <text:p>4267</text:p>
          </table:table-cell>
          <table:table-cell table:style-name="ce29" table:formula="of:=89+4" office:value-type="float" office:value="93" calcext:value-type="float">
            <text:p>93</text:p>
          </table:table-cell>
          <table:table-cell table:style-name="ce29" table:formula="of:=40+5" office:value-type="float" office:value="45" calcext:value-type="float">
            <text:p>45</text:p>
          </table:table-cell>
          <table:table-cell table:style-name="ce29" table:formula="of:=287+16" office:value-type="float" office:value="303" calcext:value-type="float">
            <text:p>303</text:p>
          </table:table-cell>
          <table:table-cell table:style-name="ce29" table:formula="of:=100+6" office:value-type="float" office:value="106" calcext:value-type="float">
            <text:p>106</text:p>
          </table:table-cell>
          <table:table-cell table:style-name="ce29" table:formula="of:=58+4" office:value-type="float" office:value="62" calcext:value-type="float">
            <text:p>62</text:p>
          </table:table-cell>
          <table:table-cell table:style-name="ce17" table:formula="of:=SUM([.D8:.I8])" office:value-type="float" office:value="4876" calcext:value-type="float">
            <text:p>4876</text:p>
          </table:table-cell>
          <table:table-cell table:style-name="ce47" table:formula="of:=IF((([.A7]-[.A8])/7)&gt;=1;[.J8]/(([.A7]-[.A8])/7);[.J8])" office:value-type="float" office:value="331.378640776699" calcext:value-type="float">
            <text:p>331.4</text:p>
          </table:table-cell>
          <table:table-cell table:style-name="ce54" office:value-type="string" calcext:value-type="string">
            <text:p>Reset on 2017-10-15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30" table:formula="of:=11103+57" office:value-type="float" office:value="11160" calcext:value-type="float">
            <text:p>11160</text:p>
          </table:table-cell>
          <table:table-cell table:style-name="ce30" table:formula="of:=116+9" office:value-type="float" office:value="125" calcext:value-type="float">
            <text:p>125</text:p>
          </table:table-cell>
          <table:table-cell table:style-name="ce42"/>
          <table:table-cell table:style-name="ce30" table:formula="of:=677+89" office:value-type="float" office:value="766" calcext:value-type="float">
            <text:p>766</text:p>
          </table:table-cell>
          <table:table-cell table:style-name="ce30" table:formula="of:=185+21" office:value-type="float" office:value="206" calcext:value-type="float">
            <text:p>206</text:p>
          </table:table-cell>
          <table:table-cell table:style-name="ce42"/>
          <table:table-cell table:style-name="ce17" table:formula="of:=SUM([.D9:.I9])" office:value-type="float" office:value="12257" calcext:value-type="float">
            <text:p>12257</text:p>
          </table:table-cell>
          <table:table-cell table:style-name="ce47" table:formula="of:=IF((([.A8]-[.A9])/7)&gt;=1;[.J9]/(([.A8]-[.A9])/7);[.J9])" office:value-type="float" office:value="309.743682310469" calcext:value-type="float">
            <text:p>309.7</text:p>
          </table:table-cell>
          <table:table-cell table:style-name="ce54" office:value-type="string" calcext:value-type="string">
            <text:p>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7" table:formula="of:=SUM([.D10:.I10])" office:value-type="float" office:value="803" calcext:value-type="float">
            <text:p>803</text:p>
          </table:table-cell>
          <table:table-cell table:style-name="ce47" table:formula="of:=IF((([.A9]-[.A10])/7)&gt;=1;[.J10]/(([.A9]-[.A10])/7);[.J10])" office:value-type="float" office:value="432.384615384615" calcext:value-type="float">
            <text:p>432.4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SUM([.D11:.I11])" office:value-type="float" office:value="80" calcext:value-type="float">
            <text:p>80</text:p>
          </table:table-cell>
          <table:table-cell table:style-name="ce47" table:formula="of:=IF((([.A10]-[.A11])/7)&gt;=1;[.J11]/(([.A10]-[.A11])/7);[.J11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30" table:formula="of:=15273+21" office:value-type="float" office:value="15294" calcext:value-type="float">
            <text:p>15294</text:p>
          </table:table-cell>
          <table:table-cell table:style-name="ce30" table:formula="of:=237+6" office:value-type="float" office:value="243" calcext:value-type="float">
            <text:p>243</text:p>
          </table:table-cell>
          <table:table-cell table:style-name="ce42"/>
          <table:table-cell table:style-name="ce30" table:formula="of:=1106+50" office:value-type="float" office:value="1156" calcext:value-type="float">
            <text:p>1156</text:p>
          </table:table-cell>
          <table:table-cell table:style-name="ce30" table:formula="of:=1063+15" office:value-type="float" office:value="1078" calcext:value-type="float">
            <text:p>1078</text:p>
          </table:table-cell>
          <table:table-cell table:style-name="ce42"/>
          <table:table-cell table:style-name="ce17" table:formula="of:=SUM([.D12:.I12])" office:value-type="float" office:value="17771" calcext:value-type="float">
            <text:p>17771</text:p>
          </table:table-cell>
          <table:table-cell table:style-name="ce47" table:formula="of:=IF((([.A11]-[.A12])/7)&gt;=1;[.J12]/(([.A11]-[.A12])/7);[.J12])" office:value-type="float" office:value="269.841648590022" calcext:value-type="float">
            <text:p>269.8</text:p>
          </table:table-cell>
          <table:table-cell table:style-name="ce54" office:value-type="string" calcext:value-type="string">
            <text:p>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table:formula="of:=SUM([.D13:.I13])" office:value-type="float" office:value="183" calcext:value-type="float">
            <text:p>183</text:p>
          </table:table-cell>
          <table:table-cell table:style-name="ce47" table:formula="of:=IF((([.A12]-[.A13])/7)&gt;=1;[.J13]/(([.A12]-[.A13])/7);[.J13])" office:value-type="float" office:value="183" calcext:value-type="float">
            <text:p>183.0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table:formula="of:=SUM([.D14:.I14])" office:value-type="float" office:value="194" calcext:value-type="float">
            <text:p>194</text:p>
          </table:table-cell>
          <table:table-cell table:style-name="ce47" table:formula="of:=IF((([.A13]-[.A14])/7)&gt;=1;[.J14]/(([.A13]-[.A14])/7);[.J14])" office:value-type="float" office:value="194" calcext:value-type="float">
            <text:p>194.0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42" table:number-columns-repeated="3"/>
          <table:table-cell table:style-name="ce30" table:formula="of:=15309+52" office:value-type="float" office:value="15361" calcext:value-type="float">
            <text:p>15361</text:p>
          </table:table-cell>
          <table:table-cell table:style-name="ce30" table:formula="of:=351+12" office:value-type="float" office:value="363" calcext:value-type="float">
            <text:p>363</text:p>
          </table:table-cell>
          <table:table-cell table:style-name="ce42"/>
          <table:table-cell table:style-name="ce17" table:formula="of:=SUM([.D15:.I15])" office:value-type="float" office:value="15724" calcext:value-type="float">
            <text:p>15724</text:p>
          </table:table-cell>
          <table:table-cell table:style-name="ce47" table:formula="of:=IF((([.A14]-[.A15])/7)&gt;=1;[.J15]/(([.A14]-[.A15])/7);[.J15])" office:value-type="float" office:value="129.644287396938" calcext:value-type="float">
            <text:p>129.6</text:p>
          </table:table-cell>
          <table:table-cell table:style-name="ce61" office:value-type="string" calcext:value-type="string">
            <text:p>Do not remove yet !!! Last release that uses Windows Installer 3.1 and thus works on Windows XP !!!</text:p>
            <text:p>When removing, discussion in forum "Installation" has to be adapted accordingly !!!</text:p>
            <text:p><text:span text:style-name="T1">Reset on 2017-07-04 =&gt; Additional downloads from archive added with '+'</text:span></text:p>
          </table:table-cell>
          <table:table-cell table:style-name="ce7" table:number-columns-repeated="1011"/>
          <table:table-cell/>
        </table:table-row>
        <table:table-row table:style-name="ro3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3" table:number-columns-repeated="3"/>
          <table:table-cell table:style-name="ce33" table:formula="of:=6191+0+1803" office:value-type="float" office:value="7994" calcext:value-type="float">
            <text:p>7994</text:p>
          </table:table-cell>
          <table:table-cell table:style-name="ce33" table:formula="of:=144+1" office:value-type="float" office:value="145" calcext:value-type="float">
            <text:p>145</text:p>
          </table:table-cell>
          <table:table-cell table:style-name="ce33"/>
          <table:table-cell table:style-name="ce17" table:formula="of:=SUM([.D16:.I16])" office:value-type="float" office:value="8139" calcext:value-type="float">
            <text:p>8139</text:p>
          </table:table-cell>
          <table:table-cell table:style-name="ce47" table:formula="of:=IF((([.A15]-[.A16])/7)&gt;=1;[.J16]/(([.A15]-[.A16])/7);[.J16])" office:value-type="float" office:value="134.054117647059" calcext:value-type="float">
            <text:p>134.1</text:p>
          </table:table-cell>
          <table:table-cell table:style-name="ce59" office:value-type="string" calcext:value-type="string">
            <text:p>Additional downloads at SoftPedia added with another '+' (updated on 2018-04-13 at Final)</text:p>
            <text:p>Removed on 2018-04-13 at Final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7" table:number-columns-repeated="3"/>
          <table:table-cell table:style-name="ce17" table:formula="of:=2106+0" office:value-type="float" office:value="2106" calcext:value-type="float">
            <text:p>2106</text:p>
          </table:table-cell>
          <table:table-cell table:style-name="ce17" table:formula="of:=139+0" office:value-type="float" office:value="139" calcext:value-type="float">
            <text:p>139</text:p>
          </table:table-cell>
          <table:table-cell table:style-name="ce17"/>
          <table:table-cell table:style-name="ce17" table:formula="of:=SUM([.D17:.I17])" office:value-type="float" office:value="2245" calcext:value-type="float">
            <text:p>2245</text:p>
          </table:table-cell>
          <table:table-cell table:style-name="ce47" table:formula="of:=IF((([.A16]-[.A17])/7)&gt;=1;[.J17]/(([.A16]-[.A17])/7);[.J17])" office:value-type="float" office:value="70.15625" calcext:value-type="float">
            <text:p>70.2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7" table:number-columns-repeated="3"/>
          <table:table-cell table:style-name="ce17" table:formula="of:=858+0" office:value-type="float" office:value="858" calcext:value-type="float">
            <text:p>858</text:p>
          </table:table-cell>
          <table:table-cell table:style-name="ce17" table:formula="of:=81+0" office:value-type="float" office:value="81" calcext:value-type="float">
            <text:p>81</text:p>
          </table:table-cell>
          <table:table-cell table:style-name="ce17"/>
          <table:table-cell table:style-name="ce17" table:formula="of:=SUM([.D18:.I18])" office:value-type="float" office:value="939" calcext:value-type="float">
            <text:p>939</text:p>
          </table:table-cell>
          <table:table-cell table:style-name="ce47" table:formula="of:=IF((([.A17]-[.A18])/7)&gt;=1;[.J18]/(([.A17]-[.A18])/7);[.J18])" office:value-type="float" office:value="44.4121621621622" calcext:value-type="float">
            <text:p>44.4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7" table:number-columns-repeated="3"/>
          <table:table-cell table:style-name="ce17" table:formula="of:=123+0" office:value-type="float" office:value="123" calcext:value-type="float">
            <text:p>123</text:p>
          </table:table-cell>
          <table:table-cell table:style-name="ce17" table:formula="of:=64+0" office:value-type="float" office:value="64" calcext:value-type="float">
            <text:p>64</text:p>
          </table:table-cell>
          <table:table-cell table:style-name="ce17"/>
          <table:table-cell table:style-name="ce17" table:formula="of:=SUM([.D19:.I19])" office:value-type="float" office:value="187" calcext:value-type="float">
            <text:p>187</text:p>
          </table:table-cell>
          <table:table-cell table:style-name="ce47" table:formula="of:=IF((([.A18]-[.A19])/7)&gt;=1;[.J19]/(([.A18]-[.A19])/7);[.J19])" office:value-type="float" office:value="77" calcext:value-type="float">
            <text:p>77.0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7" table:number-columns-repeated="3"/>
          <table:table-cell table:style-name="ce17" table:formula="of:=1255+4" office:value-type="float" office:value="1259" calcext:value-type="float">
            <text:p>125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0:.I20])" office:value-type="float" office:value="1259" calcext:value-type="float">
            <text:p>1259</text:p>
          </table:table-cell>
          <table:table-cell table:style-name="ce47" table:formula="of:=IF((([.A19]-[.A20])/7)&gt;=1;[.J20]/(([.A19]-[.A20])/7);[.J20])" office:value-type="float" office:value="20.6393442622951" calcext:value-type="float">
            <text:p>20.6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table:number-columns-repeated="3"/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1:.I21])" office:value-type="float" office:value="49" calcext:value-type="float">
            <text:p>49</text:p>
          </table:table-cell>
          <table:table-cell table:style-name="ce47" table:formula="of:=IF((([.A20]-[.A21])/7)&gt;=1;[.J21]/(([.A20]-[.A21])/7);[.J21])" office:value-type="float" office:value="49" calcext:value-type="float">
            <text:p>49.0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table:number-columns-repeated="3"/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7" table:formula="of:=SUM([.D22:.I22])" office:value-type="float" office:value="935" calcext:value-type="float">
            <text:p>935</text:p>
          </table:table-cell>
          <table:table-cell table:style-name="ce47" table:formula="of:=IF((([.A21]-[.A22])/7)&gt;=1;[.J22]/(([.A21]-[.A22])/7);[.J22])" office:value-type="float" office:value="15.6954436450839" calcext:value-type="float">
            <text:p>15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table:number-columns-repeated="3"/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table:formula="of:=SUM([.D23:.I23])" office:value-type="float" office:value="363" calcext:value-type="float">
            <text:p>363</text:p>
          </table:table-cell>
          <table:table-cell table:style-name="ce47" table:formula="of:=IF((([.A22]-[.A23])/7)&gt;=1;[.J23]/(([.A22]-[.A23])/7);[.J23])" office:value-type="float" office:value="23.5277777777778" calcext:value-type="float">
            <text:p>23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table:number-columns-repeated="3"/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table:formula="of:=SUM([.D24:.I24])" office:value-type="float" office:value="143" calcext:value-type="float">
            <text:p>143</text:p>
          </table:table-cell>
          <table:table-cell table:style-name="ce47" table:formula="of:=IF((([.A23]-[.A24])/7)&gt;=1;[.J24]/(([.A23]-[.A24])/7);[.J24])" office:value-type="float" office:value="66.7333333333333" calcext:value-type="float">
            <text:p>66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table:number-columns-repeated="3"/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table:formula="of:=SUM([.D25:.I25])" office:value-type="float" office:value="267" calcext:value-type="float">
            <text:p>267</text:p>
          </table:table-cell>
          <table:table-cell table:style-name="ce47" table:formula="of:=IF((([.A24]-[.A25])/7)&gt;=1;[.J25]/(([.A24]-[.A25])/7);[.J25])" office:value-type="float" office:value="53.4" calcext:value-type="float">
            <text:p>5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table:number-columns-repeated="3"/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table:formula="of:=SUM([.D26:.I26])" office:value-type="float" office:value="365" calcext:value-type="float">
            <text:p>365</text:p>
          </table:table-cell>
          <table:table-cell table:style-name="ce47" table:formula="of:=IF((([.A25]-[.A26])/7)&gt;=1;[.J26]/(([.A25]-[.A26])/7);[.J26])" office:value-type="float" office:value="15.4848484848485" calcext:value-type="float">
            <text:p>15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table:number-columns-repeated="3"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table:formula="of:=SUM([.D27:.I27])" office:value-type="float" office:value="369" calcext:value-type="float">
            <text:p>369</text:p>
          </table:table-cell>
          <table:table-cell table:style-name="ce47" table:formula="of:=IF((([.A26]-[.A27])/7)&gt;=1;[.J27]/(([.A26]-[.A27])/7);[.J27])" office:value-type="float" office:value="18.8540145985401" calcext:value-type="float">
            <text:p>18.9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table:number-columns-repeated="3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table:formula="of:=SUM([.D28:.I28])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without .NET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9])" office:value-type="float" office:value="80929" calcext:value-type="float">
            <text:p>80929</text:p>
          </table:table-cell>
          <table:table-cell table:style-name="ce11" table:formula="of:=SUM([.E3:.E29])" office:value-type="float" office:value="1123" calcext:value-type="float">
            <text:p>1123</text:p>
          </table:table-cell>
          <table:table-cell table:style-name="ce11" table:formula="of:=SUM([.F3:.F29])" office:value-type="float" office:value="785" calcext:value-type="float">
            <text:p>785</text:p>
          </table:table-cell>
          <table:table-cell table:style-name="ce11" table:formula="of:=SUM([.G3:.G29])" office:value-type="float" office:value="34192" calcext:value-type="float">
            <text:p>34192</text:p>
          </table:table-cell>
          <table:table-cell table:style-name="ce11" table:formula="of:=SUM([.H3:.H29])" office:value-type="float" office:value="3542" calcext:value-type="float">
            <text:p>3542</text:p>
          </table:table-cell>
          <table:table-cell table:style-name="ce11" table:formula="of:=SUM([.I3:.I29])" office:value-type="float" office:value="692" calcext:value-type="float">
            <text:p>692</text:p>
          </table:table-cell>
          <table:table-cell table:style-name="ce11" table:formula="of:=SUM([.D30:.I30])" office:value-type="float" office:value="121263" calcext:value-type="float">
            <text:p>121263</text:p>
          </table:table-cell>
          <table:table-cell table:style-name="ce47"/>
          <table:table-cell table:style-name="ce6" table:number-columns-repeated="1012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2"/>
          <table:table-cell table:style-name="ce48"/>
          <table:table-cell table:style-name="ce10" table:number-columns-repeated="1012"/>
          <table:table-cell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7"/>
          <table:table-cell table:style-name="ce49"/>
          <table:table-cell table:number-columns-repeated="1013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7:'Releases &amp; Download'.L2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10:36:17.7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2M12S</meta:editing-duration>
    <meta:editing-cycles>44</meta:editing-cycles>
    <meta:generator>LibreOffice/6.1.5.2$Windows_X86_64 LibreOffice_project/90f8dcf33c87b3705e78202e3df5142b201bd805</meta:generator>
    <dc:date>2019-10-04T14:45:06.790000000</dc:date>
    <meta:document-statistic meta:table-count="1" meta:cell-count="255" meta:object-count="0"/>
    <meta:user-defined meta:name="Info 1"/>
    <meta:user-defined meta:name="Info 2"/>
    <meta:user-defined meta:name="Info 3"/>
    <meta:user-defined meta:name="Info 4"/>
  </office:meta>
</office:document-meta>
</file>